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27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4.7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Temps réel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ad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login ad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lo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admi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parc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parc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delete parcelle by 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parcelle by i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parcel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parcel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parcel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ueill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cueilleur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ueilleu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ategori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category depen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ategory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ategory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ategory depen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variet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variete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vari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variet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utilisat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login utilisat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log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utilisateu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Saisie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insert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depen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insert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vue production parcelle par mo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creer vue cueillette total parcelle par moi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creer vue reste parcelle par moi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…… → insert cueillette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creer fonction get reste parcelle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vue poids total cueillette par mo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creer vue depense total par mois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2T20:58:34.892000000</dc:date>
    <meta:editing-duration>PT7H49M22S</meta:editing-duration>
    <meta:editing-cycles>8</meta:editing-cycles>
    <meta:generator>LibreOffice/7.4.4.2$Windows_X86_64 LibreOffice_project/85569322deea74ec9134968a29af2df5663baa21</meta:generator>
    <meta:document-statistic meta:table-count="1" meta:cell-count="373" meta:object-count="0"/>
  </office:meta>
</office:document-meta>
</file>